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entableURLStreamHandlerFactory.createURLStreamHandler( String protoco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StreamHandlerFactoryInstaller.setCurrentFactory( ParentableURLStreamHandlerFactory parentableURLStreamHandl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StreamHandlerFactoryInstaller.getCurrent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entableURLStreamHandlerFactory.ParentableURLStreamHandlerFactory( URLStreamHandlerFactory factory , ParentableURLStreamHandlerFactor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StreamHandlerFactoryInstaller.setURLStreamHandlerFactory( URLStreamHandlerFactory 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StreamHandlerFactoryInstaller.getFactoryFiel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